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4ee5" officeooo:paragraph-rsid="001b4ee5"/>
    </style:style>
    <style:style style:name="P2" style:family="paragraph" style:parent-style-name="Standard">
      <style:text-properties officeooo:rsid="001c7fff" officeooo:paragraph-rsid="001c7fff"/>
    </style:style>
    <style:style style:name="P3" style:family="paragraph" style:parent-style-name="Standard">
      <style:text-properties officeooo:rsid="001e6508" officeooo:paragraph-rsid="001e6508"/>
    </style:style>
    <style:style style:name="P4" style:family="paragraph" style:parent-style-name="Standard">
      <style:text-properties officeooo:paragraph-rsid="001b4ee5"/>
    </style:style>
    <style:style style:name="P5" style:family="paragraph" style:parent-style-name="Standard">
      <style:text-properties officeooo:rsid="002152c3" officeooo:paragraph-rsid="0023f76a"/>
    </style:style>
    <style:style style:name="P6" style:family="paragraph" style:parent-style-name="Standard">
      <style:text-properties officeooo:rsid="002152c3" officeooo:paragraph-rsid="00251af4"/>
    </style:style>
    <style:style style:name="P7" style:family="paragraph" style:parent-style-name="Standard">
      <style:text-properties officeooo:rsid="00251af4" officeooo:paragraph-rsid="00251af4"/>
    </style:style>
    <style:style style:name="T1" style:family="text">
      <style:text-properties officeooo:rsid="001b4ee5"/>
    </style:style>
    <style:style style:name="T2" style:family="text">
      <style:text-properties officeooo:rsid="001da997"/>
    </style:style>
    <style:style style:name="T3" style:family="text">
      <style:text-properties officeooo:rsid="002061c7"/>
    </style:style>
    <style:style style:name="T4" style:family="text">
      <style:text-properties officeooo:rsid="00213acf"/>
    </style:style>
    <style:style style:name="T5" style:family="text">
      <style:text-properties officeooo:rsid="00224ede"/>
    </style:style>
    <style:style style:name="T6" style:family="text">
      <style:text-properties officeooo:rsid="002396c3"/>
    </style:style>
    <style:style style:name="T7" style:family="text">
      <style:text-properties officeooo:rsid="0023f76a"/>
    </style:style>
    <style:style style:name="T8" style:family="text">
      <style:text-properties officeooo:rsid="0025aec2"/>
    </style:style>
    <style:style style:name="T9" style:family="text">
      <style:text-properties officeooo:rsid="0029ee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Verfolgungsraketen dürfen bei einem solchen Spiel nicht fehlen, jedoch gibt es verschiedene Möglichkeiten, solche zu implementieren. Um zu steuern, stehen den Raketen Reaktionsräder zur Verfügung. Damit kann auf eine beliebige Achse Drehmoment ausgeübt werden, dieses wird vom bereits vorhandenen SAS-Modul kontrolliert. Da die Raketen über keine Tragflächen verfügen und nur einen Antrieb haben, limitiert die Rotationsgeschwindigkeit die Wendigkeit, zum Abbremsen ist eine 180° Drehung nötig. Um die Raketen wendiger zu machen, steht diese</text:span><text:bookmark text:name="firstHeading"/><text:span text:style-name="T1">n Schubvektorsteuerung von bis zu 40° zur Verfügung. Treibstoffverbrauch ist noch nicht implementiert.</text:span></text:p>
      <text:p text:style-name="P1"/>
      <text:p text:style-name="P2">Die einfachste Art, eine solche Rakete zu implementieren, ist, indem die Rakete immer in Richtung Ziel beschleunigt. Ohne Luftwiderstand führt dies jedoch zu Problemen schon bei statischen Zielen. Sobald der Geschwindigkeitsvektor der Rakete nicht genau auf das Ziel zeigt, wird die Rakete dieses verfehlen. Eine einfache Erklärung dafür ist, dass eine andauernde Beschleunigung zum Ziel sich wie Gravitation bei konstantem Abstand verhält. Die Rakete beschleunigt zum Ziel, dies addiert sich mit der bestehenden Geschwindigkeit und lenkt diese Richtung Ziel ab, jedoch verschiebt sich das Ziel relativ in der Zwischenzeit, womit die Geschwindigkeit wieder weiter weg zeigt. <text:span text:style-name="T2">Somit umkreist die Rakete das Ziel, statt es zu treffen. Dies ist in der folgenden Grafik visualisiert.</text:span></text:p>
      <text:p text:style-name="P2"/>
      <text:p text:style-name="P3">Das Problem ist also, dass die Rakete ihr Ziel verfehlt, weil sie die eigene Geschwindigkeit ignoriert. Ein einfache Verbesserung erreicht man, indem die Rakete, statt in Richtung Ziel zu beschleunigen, den eigenen Geschwindigkeitsvektor am zum Ziel zeigenden Vektor spiegelt und dorthin beschleunigt. <text:span text:style-name="T3">Dies erzeugt eine stärkere Kurskorrektur, die manchmal ausschlaggebend ist, ebenfalls wird die Umkreisung eines statischen Ziels damit verhindert.</text:span> <text:span text:style-name="T4">Dies ist an einem Beispiel mit einer Ausgangsgeschwindigkeit der Rakete von 15 m/s nach links illustriert, beim zweiten Beispiel ist die Ausgangsgeschwindigkeit höher. Gelb repräsentiert die zum Ziel beschleunigende Rakete, blau die hier Beschriebene, Rot eine bessere Lösung. </text:span></text:p>
      <text:p text:style-name="P3"/>
      <text:p text:style-name="P5">Am zweiten Beispiel wird ersichtlich, dass das Spiegeln des Geschwindigkeitsvektors nicht reicht. Das ist bei der dritten Rakete verbessert. Die Steueroptionen der Rakete werden auf zwei Achsen reduziert, <text:span text:style-name="T6">eine Geschwindigkeits- und eine Steuerachse</text:span>. Die erste Achse <text:span text:style-name="T5">beeinflusst die Geschwindigkeit zum Ziel und ist die Normale der Ebene auf welcher die zweite Achse liegt. Somit kann die zweite Achse nur die Richtung bestimmen. Die erste Achse ist der Einheitsvektor von der Rakete zum Ziel, die zweite Achse ist die gespiegelte Geschwindigkeit der zweiten Rakete projiziert auf die, durch die erste Achse bestimmte Ebene. Die zweite Achse ist nicht definiert, wenn die Geschwindigkeit ein Nullvektor ist.</text:span></text:p>
      <text:p text:style-name="P5"/>
      <text:p text:style-name="P5"><text:span text:style-name="T7">Der Wert auf der ersten Achse ist entweder positiv oder negativ eins. Wenn die Geschwindigkeit relativ zum Ziel kleiner als ein fester Minimalwert oder die minimale Zeit bis zur Kollision bei unbeschleunigter Bewegung grösser als ein fester Maximalwert ist, ist der Wert positiv, das heisst die Rakete würde zum Ziel beschleunigen. Sonst ist der Wert minus eins, die Rakete bremst ab. Diese Geschwindigkeitsbegrenzung ist nötig, da zu grosse Geschwindigkeiten sehr präzise Steuerung benötigen und empfindlich auf Ausweichmanöver reagieren. Bei den vorigen Raketen war weder Präzision noch tiefe Geschwindigkeit grossen Distanzen vorhanden. Um der Steuerungsachse volle Kontrolle über die Rakete kurz vor dem Zusammenstoss zu geben, wird der Wert der Achse beim Unterschreiten einer bestimmten Zeit bis zur Kollision auf null gesetzt.</text:span></text:p>
      <text:p text:style-name="P5"/>
      <text:p text:style-name="P6"><text:span text:style-name="T5">Nun gibt es verschiedene Arten, die zwei Achsen zu gewichten. Die einfachste Art ist, der zweiten Achse Priorität zu geben: Den benötigten Schub ausrechnen, welcher die Geschwindigkeit um den, zur zweiten Achse gehörenden, Vektor verändert, und allen übrigen Schub der ersten Achse zur Verfügung zu stellen. Es ist von Schub statt Schubkraft die Rede, da das Spiel in kleinen Zeitschritten simuliert wird. Beide Achsen addiert ergeben den gewünschten Schubkraftvektor, nach welchem die Rakete ausgerichtet wird. Alternativ kann man P(ID)-Regler auf Differenz der </text:span><text:soft-page-break/><text:span text:style-name="T5">Geschwindigkeit zur Minimalgeschwindigkeit, bzw. Differenz der Zeit zur Maximalzeit bis zur Kollision und Abweichung des Geschwindigkeitsvektors zum Zielvektor verwenden. Beide Methoden funktionieren vergleichbar gut. </text:span></text:p>
      <text:p text:style-name="P6"/>
      <text:p text:style-name="P7">Im vorigen Beispiel sieht man das <text:span text:style-name="T9">gute</text:span> Verhalten dieser Rakete an der rot markierten Rakete. Beim folgenden Beispiel bewegt sich das Ziel schnell von links nach rechts. Blau zeigt erneut die zweite Rakete, welche weite Distanzen zurücklegt, ohne etwas zu erreichen. Grün repräsentiert die gerade beschriebene Rakete, welche jedoch zu spät reagiert, umkehren muss und das Ziel erst nach Verfolgungsaufnahme trifft. </text:p>
      <text:p text:style-name="P7"/>
      <text:p text:style-name="P7">Um wie die rote Rakete geradlinig auf den Kollisionspunkt zufliegen zu können, muss die Bewegung des Ziels vorausberechnet werden. <text:span text:style-name="T8">Dabei wird die grobe Zeit bis zum Zusammenstoss, welcher bereits früher verwendet wurde wiederverwendet. Diese berechnet sich durch die Geschwindigkeit relativ zum Ziel projiziert auf die Richtung zum Ziel dividiert durch die Distanz zum Ziel. Nun kann man die erwartete Position des Ziels nach dieser Zeit berechnen und diese Position bei allen Berechnungen der dritten Rakete statt der aktuellen Position des Ziels verwenden. Meistens reicht es, die aktuelle Geschwindigkeit des Ziels zu verwenden, hier ist jedoch Raum für aktuelle Beschleunigung bis hin zur Mustererkennung. Diese Raketensteuerung wird im Spiel verwendet, ist jedoch noch fern von optimal. Bei grösseren Distanzen ist es zum Beispiel sinnvoll, bewährte Manöver wie Hohmann- und Bi-Elliptischer-Transfer zu verwenden um den Zielorbit zu erreich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svg:font-family="'Linux Libertine', 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16:47:16.833000000</meta:creation-date>
    <meta:generator>LibreOffice/4.1.4.2$Windows_x86 LibreOffice_project/0a0440ccc0227ad9829de5f46be37cfb6edcf72</meta:generator>
    <dc:date>2014-10-12T00:52:16.573000000</dc:date>
    <meta:editing-duration>PT8H43S</meta:editing-duration>
    <meta:editing-cycles>13</meta:editing-cycles>
    <meta:document-statistic meta:table-count="0" meta:image-count="0" meta:object-count="0" meta:page-count="2" meta:paragraph-count="8" meta:word-count="824" meta:character-count="5830" meta:non-whitespace-character-count="5010"/>
  </office:meta>
</office:document-meta>
</file>